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3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ff66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ff66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02cm solid #ff66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2" table:number-rows-spanned="1">
            <text:p>Fenêtres (ID / Utilité)</text:p>
          </table:table-cell>
          <table:covered-table-cell table:style-name="ce2"/>
          <table:table-cell table:number-columns-repeated="102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4" office:value-type="string">
            <text:p>Écran titre</text:p>
          </table:table-cell>
          <table:table-cell table:number-columns-repeated="102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Parcourir les histoires tendance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Chercher une histoire</text:p>
          </table:table-cell>
          <table:table-cell table:number-columns-repeated="102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Éditer une histoire</text:p>
          </table:table-cell>
          <table:table-cell table:number-columns-repeated="1022"/>
        </table:table-row>
        <table:table-row table:style-name="ro1" table:number-rows-repeated="12">
          <table:table-cell table:style-name="ce2"/>
          <table:table-cell table:style-name="ce4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1">21/04/2021</text:date>, <text:time>22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21:47:35.84</meta:creation-date>
    <dc:date>2021-04-21T22:18:50.79</dc:date>
    <meta:editing-duration>PT16M4S</meta:editing-duration>
    <meta:editing-cycles>1</meta:editing-cycles>
    <meta:document-statistic meta:table-count="3" meta:cell-count="9" meta:object-count="0"/>
    <meta:generator>OpenOffice/4.1.2$Win32 OpenOffice.org_project/412m3$Build-9782</meta:generator>
  </office:meta>
</office:document-meta>
</file>